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1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ono2" svg:font-family="Mono" style:font-family-generic="system" style:font-pitch="variable"/>
    <style:font-face style:name="NSimSun" svg:font-family="NSimSun" style:font-family-generic="system" style:font-pitch="variable"/>
    <style:font-face style:name="apple-system" svg:font-family="apple-system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/>
      <style:text-properties officeooo:paragraph-rsid="0011b39a"/>
    </style:style>
    <style:style style:name="P2" style:family="paragraph" style:parent-style-name="Standard">
      <style:paragraph-properties fo:margin-top="0in" fo:margin-bottom="0.139in" loext:contextual-spacing="false" fo:line-height="115%"/>
      <style:text-properties style:font-name="Mono" fo:font-style="normal" fo:font-weight="normal" officeooo:paragraph-rsid="0011b39a" style:font-name-asian="Mono2" style:font-style-asian="normal" style:font-weight-asian="normal" style:font-name-complex="Mono2" style:font-style-complex="normal" style:font-weight-complex="normal"/>
    </style:style>
    <style:style style:name="P3" style:family="paragraph" style:parent-style-name="Standard">
      <style:paragraph-properties fo:margin-top="0in" fo:margin-bottom="0.139in" loext:contextual-spacing="false" fo:line-height="115%"/>
      <style:text-properties style:font-name="Mono" fo:font-style="normal" fo:font-weight="normal" officeooo:paragraph-rsid="0011b39a" fo:background-color="#00ff00" style:font-name-asian="Mono2" style:font-style-asian="normal" style:font-weight-asian="normal" style:font-name-complex="Mono2" style:font-style-complex="normal" style:font-weight-complex="normal"/>
    </style:style>
    <style:style style:name="P4" style:family="paragraph" style:parent-style-name="Standard">
      <style:paragraph-properties fo:margin-top="0in" fo:margin-bottom="0.139in" loext:contextual-spacing="false" fo:line-height="115%"/>
      <style:text-properties style:font-name="Mono" fo:font-style="normal" fo:font-weight="normal" officeooo:paragraph-rsid="0011b39a" style:font-style-asian="normal" style:font-weight-asian="normal" style:font-name-complex="Mono2" style:font-style-complex="normal" style:font-weight-complex="normal"/>
    </style:style>
    <style:style style:name="P5" style:family="paragraph" style:parent-style-name="Standard">
      <style:paragraph-properties fo:margin-top="0in" fo:margin-bottom="0.139in" loext:contextual-spacing="false" fo:line-height="115%"/>
      <style:text-properties style:font-name="Mono" fo:font-style="normal" fo:font-weight="normal" officeooo:paragraph-rsid="0011b39a" fo:background-color="#ff0000" style:font-name-asian="Mono2" style:font-style-asian="normal" style:font-weight-asian="normal" style:font-name-complex="Mono2" style:font-style-complex="normal" style:font-weight-complex="normal"/>
    </style:style>
    <style:style style:name="P6" style:family="paragraph" style:parent-style-name="Standard">
      <style:paragraph-properties fo:margin-top="0in" fo:margin-bottom="0.139in" loext:contextual-spacing="false" fo:line-height="115%"/>
      <style:text-properties style:font-name="Mono" fo:font-style="normal" fo:font-weight="normal" officeooo:paragraph-rsid="0011b39a" fo:background-color="#ffff00" style:font-name-asian="Mono2" style:font-style-asian="normal" style:font-weight-asian="normal" style:font-name-complex="Mono2" style:font-style-complex="normal" style:font-weight-complex="normal"/>
    </style:style>
    <style:style style:name="P7" style:family="paragraph" style:parent-style-name="Standard">
      <style:paragraph-properties fo:margin-top="0in" fo:margin-bottom="0.139in" loext:contextual-spacing="false" fo:line-height="115%"/>
      <style:text-properties style:font-name="Mono" fo:font-style="normal" fo:font-weight="normal" officeooo:rsid="0007bf9a" officeooo:paragraph-rsid="0011b39a" fo:background-color="transparent" style:font-name-asian="Mono2" style:font-style-asian="normal" style:font-weight-asian="normal" style:font-name-complex="Mono2" style:font-style-complex="normal" style:font-weight-complex="normal"/>
    </style:style>
    <style:style style:name="P8" style:family="paragraph" style:parent-style-name="Standard">
      <style:paragraph-properties fo:margin-top="0in" fo:margin-bottom="0.139in" loext:contextual-spacing="false" fo:line-height="115%"/>
      <style:text-properties style:font-name="Mono" fo:font-style="normal" fo:font-weight="normal" officeooo:rsid="0009b44f" officeooo:paragraph-rsid="0011b39a" fo:background-color="transparent" style:font-name-asian="Mono2" style:font-style-asian="normal" style:font-weight-asian="normal" style:font-name-complex="Mono2" style:font-style-complex="normal" style:font-weight-complex="normal"/>
    </style:style>
    <style:style style:name="P9" style:family="paragraph" style:parent-style-name="Standard">
      <style:paragraph-properties fo:margin-top="0in" fo:margin-bottom="0.139in" loext:contextual-spacing="false" fo:line-height="115%"/>
      <style:text-properties style:font-name="Mono" fo:language="en" fo:country="none" fo:font-style="normal" fo:font-weight="normal" officeooo:paragraph-rsid="0011b39a" style:font-name-asian="Mono2" style:font-style-asian="normal" style:font-weight-asian="normal" style:font-name-complex="Mono2" style:font-style-complex="normal" style:font-weight-complex="normal"/>
    </style:style>
    <style:style style:name="P10" style:family="paragraph" style:parent-style-name="Standard">
      <style:paragraph-properties fo:margin-top="0in" fo:margin-bottom="0.139in" loext:contextual-spacing="false" fo:line-height="115%"/>
      <style:text-properties style:font-name="Mono" fo:language="en" fo:country="none" fo:font-style="normal" fo:font-weight="normal" officeooo:paragraph-rsid="0011b39a" fo:background-color="#00ff00" style:font-name-asian="Mono2" style:font-style-asian="normal" style:font-weight-asian="normal" style:font-name-complex="Mono2" style:font-style-complex="normal" style:font-weight-complex="normal"/>
    </style:style>
    <style:style style:name="P11" style:family="paragraph" style:parent-style-name="Standard">
      <style:paragraph-properties fo:margin-top="0in" fo:margin-bottom="0.139in" loext:contextual-spacing="false" fo:line-height="115%"/>
      <style:text-properties style:font-name="Mono" fo:language="en" fo:country="none" fo:font-style="normal" fo:font-weight="normal" officeooo:paragraph-rsid="0011b39a" fo:background-color="#ffff00" style:font-name-asian="Mono2" style:font-style-asian="normal" style:font-weight-asian="normal" style:font-name-complex="Mono2" style:font-style-complex="normal" style:font-weight-complex="normal"/>
    </style:style>
    <style:style style:name="P12" style:family="paragraph" style:parent-style-name="Standard">
      <style:paragraph-properties fo:margin-top="0in" fo:margin-bottom="0.139in" loext:contextual-spacing="false" fo:line-height="115%"/>
      <style:text-properties style:font-name="Mono" fo:language="bg" fo:country="BG" fo:font-style="normal" fo:font-weight="normal" officeooo:paragraph-rsid="0011b39a" fo:background-color="#febdbd" style:font-name-asian="Mono2" style:font-style-asian="normal" style:font-weight-asian="normal" style:font-name-complex="Mono2" style:font-style-complex="normal" style:font-weight-complex="normal"/>
    </style:style>
    <style:style style:name="P13" style:family="paragraph" style:parent-style-name="Standard">
      <style:paragraph-properties fo:margin-top="0in" fo:margin-bottom="0.139in" loext:contextual-spacing="false" fo:line-height="115%"/>
      <style:text-properties fo:color="#24292e" style:font-name="Mono" fo:font-style="normal" fo:font-weight="normal" officeooo:paragraph-rsid="0011b39a" fo:background-color="#febdbd" style:font-name-asian="Mono2" style:font-style-asian="normal" style:font-weight-asian="normal" style:font-name-complex="Mono2" style:font-style-complex="normal" style:font-weight-complex="normal"/>
    </style:style>
    <style:style style:name="P14" style:family="paragraph" style:parent-style-name="Standard">
      <style:paragraph-properties fo:margin-top="0in" fo:margin-bottom="0.139in" loext:contextual-spacing="false" fo:line-height="115%"/>
      <style:text-properties officeooo:paragraph-rsid="0011b39a" fo:background-color="#b1b1e6"/>
    </style:style>
    <style:style style:name="P15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Mono1" fo:font-size="12pt" fo:language="en" fo:country="US" fo:font-style="normal" fo:font-weight="normal" officeooo:rsid="0014f374" officeooo:paragraph-rsid="0014f374" style:letter-kerning="true" fo:background-color="transparent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P16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Mono1" fo:font-size="12pt" fo:language="en" fo:country="US" fo:font-style="normal" fo:font-weight="normal" officeooo:rsid="0014f374" officeooo:paragraph-rsid="0014f374" style:letter-kerning="true" fo:background-color="transparent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P17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font-name="Mono1" fo:font-size="12pt" fo:font-style="normal" fo:font-weight="normal" officeooo:paragraph-rsid="0011e5e6" style:font-name-asian="Arial" style:font-size-asian="12pt" style:font-style-asian="normal" style:font-weight-asian="normal" style:font-name-complex="Mono2" style:font-size-complex="12pt" style:font-style-complex="normal" style:font-weight-complex="normal"/>
    </style:style>
    <style:style style:name="P18" style:family="paragraph" style:parent-style-name="Standard" style:master-page-name="Standard">
      <style:paragraph-properties fo:margin-top="0in" fo:margin-bottom="0.139in" loext:contextual-spacing="false" fo:line-height="115%" fo:text-align="start" style:justify-single-word="false" style:page-number="auto"/>
      <style:text-properties style:use-window-font-color="true" style:font-name="Mono1" fo:font-size="12pt" fo:language="en" fo:country="US" fo:font-style="normal" fo:font-weight="normal" officeooo:rsid="0009b5f3" officeooo:paragraph-rsid="0009b5f3" style:letter-kerning="true" fo:background-color="#00ff00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T1" style:family="text">
      <style:text-properties style:font-name="Mono" fo:language="en" fo:country="none" fo:font-style="normal" fo:font-weight="normal" fo:background-color="#ffff00" loext:char-shading-value="0" style:font-name-asian="Mono2" style:font-style-asian="normal" style:font-weight-asian="normal" style:font-name-complex="Mono2" style:font-style-complex="normal" style:font-weight-complex="normal"/>
    </style:style>
    <style:style style:name="T2" style:family="text">
      <style:text-properties style:font-name="Mono" fo:language="en" fo:country="none" fo:font-style="normal" fo:font-weight="normal" style:font-name-asian="Mono2" style:font-style-asian="normal" style:font-weight-asian="normal" style:font-name-complex="Mono2" style:font-style-complex="normal" style:font-weight-complex="normal"/>
    </style:style>
    <style:style style:name="T3" style:family="text">
      <style:text-properties style:font-name="Mono" fo:language="en" fo:country="none" fo:font-style="normal" fo:font-weight="normal" fo:background-color="#ff0000" loext:char-shading-value="0" style:font-name-asian="Mono2" style:font-style-asian="normal" style:font-weight-asian="normal" style:font-name-complex="Mono2" style:font-style-complex="normal" style:font-weight-complex="normal"/>
    </style:style>
    <style:style style:name="T4" style:family="text">
      <style:text-properties style:font-name="Mono" fo:language="en" fo:country="none" fo:font-style="normal" fo:font-weight="normal" fo:background-color="#ff0000" loext:char-shading-value="0" style:font-name-asian="Mono2" style:font-style-asian="normal" style:font-weight-asian="normal" style:font-name-complex="Mono2" style:font-style-complex="normal" style:font-weight-complex="normal"/>
    </style:style>
    <style:style style:name="T5" style:family="text">
      <style:text-properties style:font-name="Mono" fo:language="en" fo:country="none" fo:font-style="normal" fo:font-weight="normal" fo:background-color="#2cee0e" loext:char-shading-value="0" style:font-name-asian="Mono2" style:font-style-asian="normal" style:font-weight-asian="normal" style:font-name-complex="Mono2" style:font-style-complex="normal" style:font-weight-complex="normal"/>
    </style:style>
    <style:style style:name="T6" style:family="text">
      <style:text-properties style:font-name="Mono" fo:language="en" fo:country="none" fo:font-style="normal" fo:font-weight="normal" fo:background-color="#2cee0e" loext:char-shading-value="0" style:font-name-asian="Mono2" style:font-style-asian="normal" style:font-weight-asian="normal" style:font-name-complex="Mono2" style:font-style-complex="normal" style:font-weight-complex="normal"/>
    </style:style>
    <style:style style:name="T7" style:family="text">
      <style:text-properties style:font-name="Mono" fo:font-style="normal" fo:font-weight="normal" style:font-name-asian="Mono2" style:font-style-asian="normal" style:font-weight-asian="normal" style:font-name-complex="Mono2" style:font-style-complex="normal" style:font-weight-complex="normal"/>
    </style:style>
    <style:style style:name="T8" style:family="text">
      <style:text-properties style:font-name="Mono" fo:font-style="normal" fo:font-weight="normal" fo:background-color="#ffff00" loext:char-shading-value="0" style:font-name-asian="Mono2" style:font-style-asian="normal" style:font-weight-asian="normal" style:font-name-complex="Mono2" style:font-style-complex="normal" style:font-weight-complex="normal"/>
    </style:style>
    <style:style style:name="T9" style:family="text">
      <style:text-properties style:font-name="Mono" fo:font-style="normal" fo:font-weight="normal" fo:background-color="#b1b1e6" loext:char-shading-value="0" style:font-name-asian="Mono2" style:font-style-asian="normal" style:font-weight-asian="normal" style:font-name-complex="Mono2" style:font-style-complex="normal" style:font-weight-complex="normal"/>
    </style:style>
    <style:style style:name="T10" style:family="text">
      <style:text-properties fo:font-style="normal" fo:font-weight="normal" style:font-name-asian="Mono2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fo:background-color="#00ff00" loext:char-shading-value="0" style:font-name-asian="Mono2" style:font-style-asian="normal" style:font-weight-asian="normal" style:font-style-complex="normal" style:font-weight-complex="normal"/>
    </style:style>
    <style:style style:name="T12" style:family="text">
      <style:text-properties fo:font-style="normal" fo:background-color="#00ff00" loext:char-shading-value="0" style:font-name-asian="Mono2" style:font-style-asian="normal" style:font-style-complex="normal"/>
    </style:style>
    <style:style style:name="T13" style:family="text">
      <style:text-properties fo:font-style="normal" style:font-name-asian="Mono2" style:font-style-asian="normal" style:font-style-complex="normal"/>
    </style:style>
    <style:style style:name="T14" style:family="text">
      <style:text-properties fo:color="#000080" style:font-name="Mono" fo:language="en" fo:country="none" fo:font-style="normal" style:text-underline-style="solid" style:text-underline-width="auto" style:text-underline-color="font-color" fo:font-weight="normal" fo:background-color="#ffff00" loext:char-shading-value="0" style:font-name-asian="Mono2" style:language-asian="zxx" style:country-asian="none" style:font-style-asian="normal" style:font-weight-asian="normal" style:font-name-complex="Mono2" style:font-style-complex="normal" style:font-weight-complex="normal"/>
    </style:style>
    <style:style style:name="T15" style:family="text">
      <style:text-properties fo:color="#000080" style:font-name="Mono" fo:font-style="normal" style:text-underline-style="solid" style:text-underline-width="auto" style:text-underline-color="font-color" fo:font-weight="normal" style:font-name-asian="Mono2" style:language-asian="zxx" style:country-asian="none" style:font-style-asian="normal" style:font-weight-asian="normal" style:font-name-complex="Mono2" style:font-style-complex="normal" style:font-weight-complex="normal"/>
    </style:style>
    <style:style style:name="T16" style:family="text">
      <style:text-properties fo:color="#000080" style:font-name="Mono" fo:language="zxx" fo:country="none" fo:font-style="normal" style:text-underline-style="solid" style:text-underline-width="auto" style:text-underline-color="font-color" fo:font-weight="normal" style:font-name-asian="Mono2" style:language-asian="zxx" style:country-asian="none" style:font-style-asian="normal" style:font-weight-asian="normal" style:font-name-complex="Mono2" style:font-style-complex="normal" style:font-weight-complex="normal"/>
    </style:style>
    <style:style style:name="T17" style:family="text">
      <style:text-properties fo:color="#24292e" style:font-name="Mono" fo:letter-spacing="normal" fo:font-style="normal" fo:font-weight="normal" fo:background-color="#b1b1e6" loext:char-shading-value="0" style:font-name-asian="Mono2" style:font-style-asian="normal" style:font-weight-asian="normal" style:font-name-complex="Mono2" style:font-style-complex="normal" style:font-weight-complex="normal"/>
    </style:style>
    <style:style style:name="T18" style:family="text">
      <style:text-properties fo:color="#24292e" style:font-name="Mono" fo:letter-spacing="normal" fo:font-style="normal" fo:font-weight="normal" fo:background-color="#b1b1e6" loext:char-shading-value="0" style:font-name-asian="apple-system" style:font-style-asian="normal" style:font-weight-asian="normal" style:font-name-complex="Mono2" style:font-style-complex="normal" style:font-weight-complex="normal"/>
    </style:style>
    <style:style style:name="T19" style:family="text">
      <style:text-properties fo:color="#24292e" style:font-name="Mono" fo:letter-spacing="normal" fo:font-style="normal" fo:font-weight="normal" fo:background-color="#8e86ae" loext:char-shading-value="0" style:font-name-asian="apple-system" style:font-style-asian="normal" style:font-weight-asian="normal" style:font-name-complex="Mono2" style:font-style-complex="normal" style:font-weight-complex="normal"/>
    </style:style>
    <style:style style:name="T20" style:family="text">
      <style:text-properties fo:color="#24292e" style:font-name="Mono" fo:letter-spacing="normal" fo:font-style="normal" fo:font-weight="normal" fo:background-color="#8e86ae" loext:char-shading-value="0" style:font-name-asian="apple-system" style:font-style-asian="normal" style:font-weight-asian="normal" style:font-name-complex="Mono2" style:font-style-complex="normal" style:font-weight-complex="normal"/>
    </style:style>
    <style:style style:name="T21" style:family="text">
      <style:text-properties fo:font-variant="normal" fo:text-transform="none" fo:color="#24292e" style:font-name="Mono" fo:letter-spacing="normal" fo:font-style="normal" fo:font-weight="normal" fo:background-color="#b1b1e6" loext:char-shading-value="0" style:font-name-asian="Mono2" style:font-style-asian="normal" style:font-weight-asian="normal" style:font-name-complex="Mono2" style:font-style-complex="normal" style:font-weight-complex="normal"/>
    </style:style>
    <style:style style:name="T22" style:family="text">
      <style:text-properties fo:font-variant="normal" fo:text-transform="none" fo:color="#24292e" style:font-name="Mono" fo:letter-spacing="normal" fo:font-style="normal" fo:font-weight="normal" fo:background-color="#b1b1e6" loext:char-shading-value="0" style:font-name-asian="apple-system" style:font-style-asian="normal" style:font-weight-asian="normal" style:font-name-complex="Mono2" style:font-style-complex="normal" style:font-weight-complex="normal"/>
    </style:style>
    <style:style style:name="T23" style:family="text">
      <style:text-properties fo:font-variant="normal" fo:text-transform="none" fo:color="#24292e" style:font-name="Mono" fo:letter-spacing="normal" fo:font-style="normal" fo:font-weight="normal" style:font-name-asian="apple-system" style:font-style-asian="normal" style:font-weight-asian="normal" style:font-name-complex="Mono2" style:font-style-complex="normal" style:font-weight-complex="normal"/>
    </style:style>
    <style:style style:name="T24" style:family="text">
      <style:text-properties fo:font-variant="normal" fo:text-transform="none" fo:color="#24292e" style:font-name="Mono" fo:letter-spacing="normal" fo:font-style="normal" fo:font-weight="normal" fo:background-color="#8e86ae" loext:char-shading-value="0" style:font-name-asian="apple-system" style:font-style-asian="normal" style:font-weight-asian="normal" style:font-name-complex="Mono2" style:font-style-complex="normal" style:font-weight-complex="normal"/>
    </style:style>
    <style:style style:name="T25" style:family="text">
      <style:text-properties fo:font-variant="normal" fo:text-transform="none" fo:color="#24292e" style:font-name="Mono" fo:letter-spacing="normal" fo:font-style="normal" fo:font-weight="normal" fo:background-color="#8e86ae" loext:char-shading-value="0" style:font-name-asian="apple-system" style:font-style-asian="normal" style:font-weight-asian="normal" style:font-name-complex="Mono2" style:font-style-complex="normal" style:font-weight-complex="normal"/>
    </style:style>
    <style:style style:name="T26" style:family="text">
      <style:text-properties style:use-window-font-color="true" fo:font-size="12pt" fo:language="en" fo:country="US" officeooo:rsid="0009b5f3" style:letter-kerning="true" style:font-size-asian="12pt" style:language-asian="hi" style:country-asian="IN" style:font-size-complex="12pt"/>
    </style:style>
    <style:style style:name="T27" style:family="text">
      <style:text-properties style:use-window-font-color="true" fo:language="en" fo:country="US" officeooo:rsid="0009b5f3" style:letter-kerning="true" style:language-asian="hi" style:country-asian="IN"/>
    </style:style>
    <style:style style:name="T28" style:family="text">
      <style:text-properties fo:background-color="#ffff00" loext:char-shading-value="0"/>
    </style:style>
    <style:style style:name="T29" style:family="text">
      <style:text-properties fo:background-color="#ffff00" loext:char-shading-value="0"/>
    </style:style>
    <style:style style:name="T30" style:family="text">
      <style:text-properties fo:background-color="#ff0000" loext:char-shading-value="0"/>
    </style:style>
    <style:style style:name="T31" style:family="text">
      <style:text-properties fo:background-color="#ff0000" loext:char-shading-value="0"/>
    </style:style>
    <style:style style:name="T32" style:family="text">
      <style:text-properties fo:background-color="#00ff00" loext:char-shading-value="0" style:font-name-asian="Mono2"/>
    </style:style>
    <style:style style:name="T33" style:family="text">
      <style:text-properties officeooo:rsid="001b9a64" fo:background-color="#00ff00" loext:char-shading-value="0" style:font-name-asian="Mono2"/>
    </style:style>
    <style:style style:name="T34" style:family="text">
      <style:text-properties style:font-name-asian="Mono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his or that</text:p>
      <text:p text:style-name="P17"><text:span text:style-name="T27">Any sufficiently advanced technology is indistinguishable from magic. -- Arthur C. Clarke</text:span></text:p>
      <text:p text:style-name="P15"><text:span text:style-name="T32">All makes sen</text:span><text:span text:style-name="T33">s</text:span><text:span text:style-name="T32">e now</text:span></text:p>
      <text:p text:style-name="P16"><text:span text:style-name="T34">debug </text:span><text:a xlink:type="simple" xlink:href="https://developers.google.com/web/tools/chrome-devtools/javascript/breakpoints" text:style-name="Internet_20_link" text:visited-style-name="Visited_20_Internet_20_Link"><text:span text:style-name="T34">https://developers.google.com/web/tools/chrome-devtools/javascript/breakpoints</text:span></text:a></text:p>
      <text:p text:style-name="P16"><text:a xlink:type="simple" xlink:href="https://raygun.com/javascript-debugging-tips" text:style-name="Internet_20_link" text:visited-style-name="Visited_20_Internet_20_Link"><text:span text:style-name="T34">https://raygun.com/javascript-debugging-tips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1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ono2" svg:font-family="Mono" style:font-family-generic="system" style:font-pitch="variable"/>
    <style:font-face style:name="NSimSun" svg:font-family="NSimSun" style:font-family-generic="system" style:font-pitch="variable"/>
    <style:font-face style:name="apple-system" svg:font-family="apple-system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Arial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style:font-name="Mono" fo:font-family="Mono" style:font-family-generic="roman" style:font-pitch="variable" fo:language="en" fo:country="none" fo:background-color="#ffff00" style:font-name-complex="Mono2" style:font-family-complex="Mono" style:font-family-generic-complex="system" style:font-pitch-complex="variable"/>
    </style:style>
    <style:style style:name="ListLabel_20_2" style:display-name="ListLabel 2" style:family="text">
      <style:text-properties style:font-name="Mono" fo:font-family="Mono" style:font-family-generic="roman" style:font-pitch="variable" fo:language="en" fo:country="none" fo:font-weight="bold" style:font-weight-asian="bold" style:font-name-complex="Mono2" style:font-family-complex="Mono" style:font-family-generic-complex="system" style:font-pitch-complex="variable"/>
    </style:style>
    <style:style style:name="ListLabel_20_3" style:display-name="ListLabel 3" style:family="text">
      <style:text-properties style:font-name="Mono" fo:font-family="Mono" style:font-family-generic="roman" style:font-pitch="variable" fo:language="en" fo:country="none" style:font-name-complex="Mono2" style:font-family-complex="Mono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4" style:display-name="ListLabel 4" style:family="text">
      <style:text-properties style:font-name="Mono" fo:font-family="Mono" style:font-family-generic="roman" style:font-pitch="variable" fo:language="en" fo:country="none" fo:font-style="normal" fo:font-weight="normal" style:font-name-asian="Mono2" style:font-family-asian="Mono" style:font-family-generic-asian="system" style:font-pitch-asian="variable" style:font-style-asian="normal" style:font-weight-asian="normal" style:font-name-complex="Mono2" style:font-family-complex="Mono" style:font-family-generic-complex="system" style:font-pitch-complex="variable" style:font-style-complex="normal" style:font-weight-complex="normal"/>
    </style:style>
    <style:style style:name="ListLabel_20_5" style:display-name="ListLabel 5" style:family="text">
      <style:text-properties fo:color="#000080" style:font-name="Mono" fo:font-family="Mono" style:font-family-generic="roman" style:font-pitch="variable" fo:language="en" fo:country="none" fo:font-style="normal" style:text-underline-style="solid" style:text-underline-width="auto" style:text-underline-color="font-color" fo:font-weight="normal" fo:background-color="#ffff00" style:font-name-asian="Mono2" style:font-family-asian="Mono" style:font-family-generic-asian="system" style:font-pitch-asian="variable" style:language-asian="zxx" style:country-asian="none" style:font-style-asian="normal" style:font-weight-asian="normal" style:font-name-complex="Mono2" style:font-family-complex="Mono" style:font-family-generic-complex="system" style:font-pitch-complex="variable" style:font-style-complex="normal" style:font-weight-complex="normal"/>
    </style:style>
    <style:style style:name="ListLabel_20_6" style:display-name="ListLabel 6" style:family="text">
      <style:text-properties fo:color="#000080" style:font-name="Mono" fo:font-family="Mono" style:font-family-generic="roman" style:font-pitch="variable" fo:font-style="normal" style:text-underline-style="solid" style:text-underline-width="auto" style:text-underline-color="font-color" fo:font-weight="normal" style:font-name-asian="Mono2" style:font-family-asian="Mono" style:font-family-generic-asian="system" style:font-pitch-asian="variable" style:language-asian="zxx" style:country-asian="none" style:font-style-asian="normal" style:font-weight-asian="normal" style:font-name-complex="Mono2" style:font-family-complex="Mono" style:font-family-generic-complex="system" style:font-pitch-complex="variable" style:font-style-complex="normal" style:font-weight-complex="normal"/>
    </style:style>
    <style:style style:name="ListLabel_20_7" style:display-name="ListLabel 7" style:family="text">
      <style:text-properties fo:color="#000080" style:font-name="Mono" fo:font-family="Mono" style:font-family-generic="roman" style:font-pitch="variable" fo:language="zxx" fo:country="none" fo:font-style="normal" style:text-underline-style="solid" style:text-underline-width="auto" style:text-underline-color="font-color" fo:font-weight="normal" style:font-name-asian="Mono2" style:font-family-asian="Mono" style:font-family-generic-asian="system" style:font-pitch-asian="variable" style:language-asian="zxx" style:country-asian="none" style:font-style-asian="normal" style:font-weight-asian="normal" style:font-name-complex="Mono2" style:font-family-complex="Mono" style:font-family-generic-complex="system" style:font-pitch-complex="variable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09-18T12:06:07.290000000</dc:date>
    <meta:generator>LibreOffice/6.3.1.2$Windows_X86_64 LibreOffice_project/b79626edf0065ac373bd1df5c28bd630b4424273</meta:generator>
    <meta:editing-duration>PT22M9S</meta:editing-duration>
    <meta:editing-cycles>6</meta:editing-cycles>
    <meta:document-statistic meta:table-count="0" meta:image-count="0" meta:object-count="0" meta:page-count="1" meta:paragraph-count="5" meta:word-count="22" meta:character-count="248" meta:non-whitespace-character-count="231"/>
  </office:meta>
</office:document-meta>
</file>